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a462" officeooo:paragraph-rsid="0009a462"/>
    </style:style>
    <style:style style:name="P2" style:family="paragraph" style:parent-style-name="Standard">
      <style:text-properties officeooo:rsid="000a83e2" officeooo:paragraph-rsid="000a83e2"/>
    </style:style>
    <style:style style:name="T1" style:family="text">
      <style:text-properties officeooo:rsid="000a8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der: Male</text:p>
      <text:p text:style-name="P1"/>
      <text:p text:style-name="P1">Hair: Shoulder – Length, possibly dark brown</text:p>
      <text:p text:style-name="P1"/>
      <text:p text:style-name="P1">Facial Expression: By default Neutral, aggresive when in combat</text:p>
      <text:p text:style-name="P1"/>
      <text:p text:style-name="P1">Physique: Average</text:p>
      <text:p text:style-name="P1"/>
      <text:p text:style-name="P1">Clothing: <text:span text:style-name="T1">Simple baggy pants with belt, no clothing upper body. Armor later on</text:span></text:p>
      <text:p text:style-name="P1"/>
      <text:p text:style-name="P2">Skin color: default</text:p>
      <text:p text:style-name="P2"/>
      <text:p text:style-name="P2">Shoes: dark brown ankle – high simple sho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1T12:45:19.382000000</meta:creation-date>
    <dc:date>2021-08-21T13:02:57.021000000</dc:date>
    <meta:editing-duration>PT7M27S</meta:editing-duration>
    <meta:editing-cycles>1</meta:editing-cycles>
    <meta:document-statistic meta:table-count="0" meta:image-count="0" meta:object-count="0" meta:page-count="1" meta:paragraph-count="7" meta:word-count="42" meta:character-count="276" meta:non-whitespace-character-count="239"/>
    <meta:generator>LibreOffice/7.1.1.2$Windows_X86_64 LibreOffice_project/fe0b08f4af1bacafe4c7ecc87ce55bb426164676</meta:generator>
  </office:meta>
</office:document-meta>
</file>